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fced" officeooo:paragraph-rsid="000cfced"/>
    </style:style>
    <style:style style:name="P2" style:family="paragraph" style:parent-style-name="Standard" style:list-style-name="L3">
      <style:text-properties officeooo:rsid="000cfced" officeooo:paragraph-rsid="000cfced"/>
    </style:style>
    <style:style style:name="P3" style:family="paragraph" style:parent-style-name="Standard">
      <style:text-properties officeooo:rsid="000dbd11" officeooo:paragraph-rsid="000dbd11"/>
    </style:style>
    <style:style style:name="P4" style:family="paragraph" style:parent-style-name="Standard" style:list-style-name="L4">
      <style:text-properties officeooo:rsid="000dbd11" officeooo:paragraph-rsid="000dbd11"/>
    </style:style>
    <style:style style:name="P5" style:family="paragraph" style:parent-style-name="Standard" style:list-style-name="L5">
      <style:text-properties officeooo:rsid="000dbd11" officeooo:paragraph-rsid="000dbd11"/>
    </style:style>
    <style:style style:name="P6" style:family="paragraph" style:parent-style-name="Standard" style:list-style-name="L6">
      <style:text-properties officeooo:rsid="000faa47" officeooo:paragraph-rsid="000faa47"/>
    </style:style>
    <style:style style:name="P7" style:family="paragraph" style:parent-style-name="Standard" style:list-style-name="L6">
      <style:text-properties officeooo:rsid="000faa47" officeooo:paragraph-rsid="00162385"/>
    </style:style>
    <style:style style:name="P8" style:family="paragraph" style:parent-style-name="Standard" style:list-style-name="">
      <style:text-properties officeooo:rsid="000faa47" officeooo:paragraph-rsid="000faa47"/>
    </style:style>
    <style:style style:name="P9" style:family="paragraph" style:parent-style-name="Standard" style:list-style-name="L6">
      <style:text-properties officeooo:rsid="00117227" officeooo:paragraph-rsid="00117227"/>
    </style:style>
    <style:style style:name="P10" style:family="paragraph" style:parent-style-name="Standard" style:list-style-name="L6">
      <style:text-properties officeooo:rsid="001365dc" officeooo:paragraph-rsid="001365dc"/>
    </style:style>
    <style:style style:name="P11" style:family="paragraph" style:parent-style-name="Standard" style:list-style-name="L6">
      <style:text-properties officeooo:rsid="0014a884" officeooo:paragraph-rsid="0014a884"/>
    </style:style>
    <style:style style:name="P12" style:family="paragraph" style:parent-style-name="Standard" style:list-style-name="L6">
      <style:paragraph-properties fo:break-before="page"/>
      <style:text-properties officeooo:rsid="000faa47" officeooo:paragraph-rsid="000faa47"/>
    </style:style>
    <style:style style:name="T1" style:family="text">
      <style:text-properties officeooo:rsid="000dbd11"/>
    </style:style>
    <style:style style:name="T2" style:family="text">
      <style:text-properties officeooo:rsid="00117227"/>
    </style:style>
    <style:style style:name="T3" style:family="text">
      <style:text-properties officeooo:rsid="001365dc"/>
    </style:style>
    <style:style style:name="T4" style:family="text">
      <style:text-properties officeooo:rsid="0017df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ut-on vouloir le mal ?</text:p>
      <text:p text:style-name="P1"/>
      <text:p text:style-name="P3">Définition :</text:p>
      <text:list xml:id="list1166424822513564543" text:style-name="L3">
        <text:list-item>
          <text:p text:style-name="P2">Vouloir le mal</text:p>
          <text:list>
            <text:list-item>
              <text:p text:style-name="P2">Vouloir faire le mal en tant que <text:span text:style-name="T1">tel</text:span></text:p>
            </text:list-item>
            <text:list-item>
              <text:p text:style-name="P2">Vouloir faire le mal, <text:span text:style-name="T1">mais dans un intérêt</text:span></text:p>
            </text:list-item>
          </text:list>
        </text:list-item>
      </text:list>
      <text:p text:style-name="P3"/>
      <text:p text:style-name="P3">Pb :</text:p>
      <text:list xml:id="list9146246991297569257" text:style-name="L4">
        <text:list-item>
          <text:p text:style-name="P4">Comme le mal est très présent dans le monde, on aurait tendance à penser qu’on peut vouloir le mal</text:p>
        </text:list-item>
        <text:list-item>
          <text:p text:style-name="P4">Quand on sait ce que le mal implique, on se dit que c’est impossible de vouloir le mal</text:p>
        </text:list-item>
      </text:list>
      <text:p text:style-name="P3"/>
      <text:p text:style-name="P3">Enjeux :</text:p>
      <text:list xml:id="list6843197764119954836" text:style-name="L5">
        <text:list-item>
          <text:p text:style-name="P5">Si on peut</text:p>
          <text:list>
            <text:list-item>
              <text:p text:style-name="P5">Ceux qui veulent le mal peuvent potentiellement vouloir être eux-même malheureux</text:p>
            </text:list-item>
          </text:list>
        </text:list-item>
        <text:list-item>
          <text:p text:style-name="P5">Si on ne peut pas</text:p>
          <text:list>
            <text:list-item>
              <text:p text:style-name="P5">Ceux qui font le mal auraient alors des regrets</text:p>
            </text:list-item>
          </text:list>
        </text:list-item>
      </text:list>
      <text:p text:style-name="P3"/>
      <text:p text:style-name="P3"/>
      <text:p text:style-name="P8"/>
      <text:list xml:id="list1043435918741560048" text:style-name="L6">
        <text:list-item>
          <text:p text:style-name="P12">Thèse</text:p>
          <text:list>
            <text:list-item>
              <text:p text:style-name="P6">Le mal est l’ennemi du bien</text:p>
              <text:list>
                <text:list-header>
                  <text:p text:style-name="P6">Ceux qui veulent le mal ne veulent pas le bien</text:p>
                </text:list-header>
              </text:list>
              <text:p text:style-name="P9">Quand quelqu’un a ce qu’il veut, il est heureux</text:p>
              <text:list text:continue-numbering="true">
                <text:list-header>
                  <text:p text:style-name="P9">Ceux qui veulent le mal son<text:span text:style-name="T4">t</text:span> heureux quand les autres sont malheureux</text:p>
                </text:list-header>
              </text:list>
              <text:p text:style-name="P9">Mais le bonheur fait du bien</text:p>
              <text:p text:style-name="P9">Donc celui qui veut le mal ne peut pas vouloir être heureux</text:p>
              <text:list text:continue-numbering="true">
                <text:list-header>
                  <text:p text:style-name="P9">S’il est malheureux, il est heureux de son propre malheur</text:p>
                  <text:p text:style-name="P9">Mais alors, comme il est heureux, il n’a pas ce qu’il veut. Donc il est malheureux.</text:p>
                </text:list-header>
              </text:list>
            </text:list-item>
            <text:list-item>
              <text:p text:style-name="P7">Donc <text:span text:style-name="T2">si on pouvait vouloir le mal, alors</text:span> ceux qui <text:span text:style-name="T2">voudraient</text:span> le mal ne pourront jamais avoir ce qu’ils veulent</text:p>
            </text:list-item>
            <text:list-item>
              <text:p text:style-name="P7">Mais <text:span text:style-name="T2">qui voudrait</text:span> son propre malheur ? <text:span text:style-name="T2">Et pourquoi ?</text:span></text:p>
              <text:list>
                <text:list-header>
                  <text:p text:style-name="P9">Un masochiste est heureux quand il a mal</text:p>
                  <text:p text:style-name="P9">Une personne malveillante est heureuse quand les autres sont malheureux</text:p>
                </text:list-header>
                <text:list-item>
                  <text:p text:style-name="P9">Mais aucun des deux ne souhaite être lui-même malheureux</text:p>
                </text:list-item>
              </text:list>
            </text:list-item>
            <text:list-item>
              <text:p text:style-name="P9">Référence à Platon</text:p>
              <text:list>
                <text:list-header>
                  <text:p text:style-name="P9">Celui qui fait le mal finit malheureux</text:p>
                  <text:p text:style-name="P9">Or, personne ne veut être malheureux</text:p>
                  <text:p text:style-name="P9">Donc personne ne peut vouloir le mal</text:p>
                </text:list-header>
              </text:list>
              <text:p text:style-name="P9"/>
            </text:list-item>
            <text:list-item>
              <text:p text:style-name="P9">Cependant, <text:span text:style-name="T3">on a supposé jusqu’à présent que ceux qui voudraient le mal ne voudraient que le mal</text:span></text:p>
            </text:list-item>
          </text:list>
          <text:p text:style-name="P6"/>
        </text:list-item>
        <text:list-item>
          <text:p text:style-name="P6">Synthèse</text:p>
          <text:list>
            <text:list-item>
              <text:p text:style-name="P10">Il y a des gens qui font le mal</text:p>
            </text:list-item>
            <text:list-item>
              <text:p text:style-name="P10">Deux cas de figure :</text:p>
              <text:list>
                <text:list-item>
                  <text:p text:style-name="P10">Celui qui fait le mal ne sait pas que c’est mal</text:p>
                  <text:list>
                    <text:list-item>
                      <text:p text:style-name="P10">Il veut donc le bien</text:p>
                    </text:list-item>
                  </text:list>
                </text:list-item>
                <text:list-item>
                  <text:p text:style-name="P10">Celui qui fait le mal sait que c’est mal</text:p>
                  <text:p text:style-name="P10">Deux cas de figure :</text:p>
                  <text:list>
                    <text:list-item>
                      <text:p text:style-name="P10">Quelqu’un ou quelque chose le force à faire le mal</text:p>
                      <text:list>
                        <text:list-item>
                          <text:p text:style-name="P10">Il veut donc le bien</text:p>
                        </text:list-item>
                      </text:list>
                    </text:list-item>
                    <text:list-item>
                      <text:p text:style-name="P10">Il fait le mal de son propre chef</text:p>
                      <text:list>
                        <text:list-header>
                          <text:p text:style-name="P10">Dans ce cas, il le fait par intérêt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0">Vouloir le mal par intérêt, plusieurs exemples :</text:p>
              <text:list>
                <text:list-item>
                  <text:p text:style-name="P10">Un homme malade prend un médicament qu’il n’apprécie pas. Il le prend en sachant qu’il se ferait du mal dans l’immédiat, mais aussi en sachant qu’il sera bien à l’avenir</text:p>
                </text:list-item>
                <text:list-item>
                  <text:p text:style-name="P10">Un homme qui veut quelque chose, mais que cette chose implique de faire du mal à quelqu’un</text:p>
                  <text:list>
                    <text:list-item>
                      <text:p text:style-name="P11">Cette chose peut très bien être de faire du mal à quelqu’un, si le premier est un sadique ou un meurtrier</text:p>
                    </text:list-item>
                  </text:list>
                </text:list-item>
              </text:list>
              <text:p text:style-name="P11">Quoiqu’il arrive, il s’agit d’un mal pour un bi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9:20:32.798000000</meta:creation-date>
    <dc:date>2018-11-09T11:53:29.109000000</dc:date>
    <meta:editing-duration>PT46M2S</meta:editing-duration>
    <meta:editing-cycles>1</meta:editing-cycles>
    <meta:document-statistic meta:table-count="0" meta:image-count="0" meta:object-count="0" meta:page-count="2" meta:paragraph-count="49" meta:word-count="480" meta:character-count="2284" meta:non-whitespace-character-count="1897"/>
    <meta:generator>LibreOffice/5.1.6.2$Windows_x86 LibreOffice_project/07ac168c60a517dba0f0d7bc7540f5afa45f0909</meta:generator>
  </office:meta>
</office:document-meta>
</file>